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3.29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6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5115" fo:font-size="11pt" fo:font-weight="bold" style:font-size-asian="11pt" style:font-size-complex="11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Analysis Method</text:p>
          </table:table-cell>
          <table:table-cell table:style-name="ce1" office:value-type="string" calcext:value-type="string">
            <text:p>latest data</text:p>
          </table:table-cell>
          <table:table-cell table:style-name="ce1" office:value-type="string" calcext:value-type="string">
            <text:p>data this month</text:p>
          </table:table-cell>
          <table:table-cell table:style-name="ce1" office:value-type="string" calcext:value-type="string">
            <text:p>analysed</text:p>
          </table:table-cell>
          <table:table-cell table:style-name="ce1" office:value-type="string" calcext:value-type="string">
            <text:p>checke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F</text:p>
          </table:table-cell>
          <table:table-cell table:number-columns-repeated="7"/>
          <table:table-cell office:value-type="string" calcext:value-type="string">
            <text:p>https://data.imf.org/?sk=4FFB52B2-3653-409A-B471-D47B46D904B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lgeria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www.ons.dz/spip.php?rubrique124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Angola</text:p>
          </table:table-cell>
          <table:table-cell table:style-name="ce6" office:value-type="string" calcext:value-type="string">
            <text:p>Portuguese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one line of data – table around pg 10</text:p>
          </table:table-cell>
          <table:table-cell table:style-name="ce6" office:value-type="string" calcext:value-type="string">
            <text:p>https://www.ine.gov.ao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Burkina Faso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ade new template function</text:p>
          </table:table-cell>
          <table:table-cell table:style-name="ce6" office:value-type="string" calcext:value-type="string">
            <text:p>http://www.insd.bf/index.php/publications?id=45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Burundi</text:p>
          </table:table-cell>
          <table:table-cell table:style-name="ce6" office:value-type="string" calcext:value-type="string">
            <text:p>French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isteebu.bi/indices-des-prix-a-la-consommation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Chad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inseed.td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Eswatin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 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ata to Sept</text:p>
          </table:table-cell>
          <table:table-cell table:style-name="ce6" office:value-type="string" calcext:value-type="string">
            <text:p>https://www.centralbank.org.sz/economic-review-inflation-report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Ethiopia</text:p>
          </table:table-cell>
          <table:table-cell table:style-name="ce6" table:number-columns-repeated="2"/>
          <table:table-cell table:style-name="ce6" office:value-type="string" calcext:value-type="string">
            <text:p>se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ite has no security</text:p>
          </table:table-cell>
          <table:table-cell table:style-name="ce6" office:value-type="string" calcext:value-type="string">
            <text:p>https://www.statsethiopia.gov.et/our-survey-report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abon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apr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thing since April</text:p>
          </table:table-cell>
          <table:table-cell table:style-name="ce6" office:value-type="string" calcext:value-type="string">
            <text:p>https://statgabon.ga/home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amb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ownload pdf</text:p>
          </table:table-cell>
          <table:table-cell table:style-name="ce6" office:value-type="string" calcext:value-type="string">
            <text:p>https://www.gbosdata.org/downloads/cpi-2023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hana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statsghana.gov.gh/nationalaccount_macros.php?Stats=MTE2MTIyMjQ5Ni41NjY=/webstats/7163p83s71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Kenya</text:p>
          </table:table-cell>
          <table:table-cell table:style-name="ce6" table:number-columns-repeated="2"/>
          <table:table-cell table:style-name="ce6" office:value-type="string" calcext:value-type="string">
            <text:p>feb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knbs.or.ke/news-and-event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Liberia</text:p>
          </table:table-cell>
          <table:table-cell table:style-name="ce6" table:number-columns-repeated="2"/>
          <table:table-cell table:style-name="ce6" office:value-type="string" calcext:value-type="string">
            <text:p>oct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AL SECTOR 2.2c <text:s/>(~pg 37) </text:p>
          </table:table-cell>
          <table:table-cell table:style-name="ce6" office:value-type="string" calcext:value-type="string">
            <text:p>https://www.cbl.org.lr/publications/document-type/liberia-financial-statistical-reports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Malaw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one line of data, stats flash, manual</text:p>
          </table:table-cell>
          <table:table-cell table:style-name="ce6" office:value-type="string" calcext:value-type="string">
            <text:p>http://www.nsomalawi.mw/index.php?option=com_content&amp;view=article&amp;id=186&amp;Itemid=37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Mozambique</text:p>
          </table:table-cell>
          <table:table-cell table:style-name="ce6" office:value-type="string" calcext:value-type="string">
            <text:p>Portuguese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Quadro 11 Homologas. Ignore oct, nov, dec 2022 as they only reported cities</text:p>
          </table:table-cell>
          <table:table-cell table:style-name="ce6" office:value-type="string" calcext:value-type="string">
            <text:p>http://www.ine.gov.mz/estatisticas/estatisticas-economicas/indice-de-preco-no-consumidor/quadros/nacional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amibi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lick on price statistics, excel, tab 4</text:p>
          </table:table-cell>
          <table:table-cell table:style-name="ce6" office:value-type="string" calcext:value-type="string">
            <text:p>https://nsa.org.na/page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technical note</text:p>
          </table:table-cell>
          <table:table-cell table:style-name="ce6" office:value-type="string" calcext:value-type="string">
            <text:p>https://www.stat-niger.org/?page_id=1558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i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, download excel</text:p>
          </table:table-cell>
          <table:table-cell table:style-name="ce6" office:value-type="string" calcext:value-type="string">
            <text:p>https://nigerianstat.gov.ng/elibrary</text:p>
          </table:table-cell>
          <table:table-cell table:style-name="ce6" office:value-type="string" calcext:value-type="string">
            <text:p>https://www.cbn.gov.ng/rates/inflrates.asp</text:p>
          </table:table-cell>
          <table:table-cell table:style-name="ce2" office:value-type="string" calcext:value-type="string">
            <text:p>calculation:</text:p>
          </table:table-cell>
          <table:table-cell table:style-name="ce6" office:value-type="string" calcext:value-type="string">
            <text:p>https://courses.lumenlearning.com/wm-macroeconomics/chapter/tracking-inflation/</text:p>
          </table:table-cell>
          <table:table-cell table:style-name="ce6" table:number-columns-repeated="1012"/>
        </table:table-row>
        <table:table-row table:style-name="ro1">
          <table:table-cell table:style-name="ce6" office:value-type="string" calcext:value-type="string">
            <text:p>Rwand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df, last table, 3<text:span text:style-name="T1">rd</text:span> last column</text:p>
          </table:table-cell>
          <table:table-cell table:style-name="ce6" office:value-type="string" calcext:value-type="string">
            <text:p>https://www.statistics.gov.rw/statistical-publications/subject/consumer-price-index-%28cpi%29/reports#:~:text=Consumer%20Price%20Index%20(CPI)%20%2D,August%202021%20was%207.3%20percent.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enegal</text:p>
          </table:table-cell>
          <table:table-cell table:style-name="ce6" office:value-type="string" calcext:value-type="string">
            <text:p>French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download summary, copy table 1 col 12 mois, manual</text:p>
          </table:table-cell>
          <table:table-cell table:style-name="ce6" office:value-type="string" calcext:value-type="string">
            <text:p>http://www.ansd.sn/index.php?option=com_ansd&amp;view=titrepublication&amp;id=6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ierra Leone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statistics.sl/index.php/cpi.html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outh Afric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ownload additional tables only</text:p>
          </table:table-cell>
          <table:table-cell table:style-name="ce6" office:value-type="string" calcext:value-type="string">
            <text:p>https://www.statssa.gov.za/?cat=33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udan</text:p>
          </table:table-cell>
          <table:table-cell table:style-name="ce6" table:number-columns-repeated="2"/>
          <table:table-cell table:style-name="ce6" office:value-type="string" calcext:value-type="string">
            <text:p>sep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one line of data</text:p>
          </table:table-cell>
          <table:table-cell table:style-name="ce6" office:value-type="string" calcext:value-type="string">
            <text:p>https://cbos.gov.sd/en/periodicals-publications?field_publication_type_tid_i18n=44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anzani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, download summary</text:p>
          </table:table-cell>
          <table:table-cell table:style-name="ce6" office:value-type="string" calcext:value-type="string">
            <text:p>https://www.nbs.go.tz/index.php/en/consumer-price-index-cpi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ogo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inseed.tg/inflation-prix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fe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http://www.ins.tn/en/statistiques/90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Uganda</text:p>
          </table:table-cell>
          <table:table-cell table:style-name="ce6" table:number-columns-repeated="2"/>
          <table:table-cell table:style-name="ce6" office:value-type="string" calcext:value-type="string">
            <text:p>feb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ubos.org/explore-statistics/30/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Zambia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nthly bulletin, table: <text:span text:style-name="T2">Annual Inflation Trends by CPI Main Groups </text:span></text:p>
          </table:table-cell>
          <table:table-cell table:style-name="ce6" office:value-type="string" calcext:value-type="string">
            <text:p>https://www.zamstats.gov.zm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Zimbabwe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e sure to use rebase 2019 data, Table 9.2, download PDF</text:p>
          </table:table-cell>
          <table:table-cell table:style-name="ce6" office:value-type="string" calcext:value-type="string">
            <text:p>https://www.rbz.co.zw/index.php/publications-notices/publications/monthly-economic-review</text:p>
          </table:table-cell>
          <table:table-cell table:style-name="ce6" office:value-type="string" calcext:value-type="string">
            <text:p>https://www.zimstat.co.zw/</text:p>
          </table:table-cell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3"/>
          <table:table-cell table:style-name="ce1" table:formula="of:=SUM([.E3:.E30])" office:value-type="float" office:value="7" calcext:value-type="float">
            <text:p>7</text:p>
          </table:table-cell>
          <table:table-cell table:style-name="ce1" table:formula="of:=SUM([.F3:.F30])" office:value-type="float" office:value="7" calcext:value-type="float">
            <text:p>7</text:p>
          </table:table-cell>
          <table:table-cell table:style-name="ce1" table:formula="of:=SUM([.G3:.G30])" office:value-type="float" office:value="6" calcext:value-type="float">
            <text:p>6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e Ver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 African Republ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jibou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torial 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ôte d'Ivo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sot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by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agasc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a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oc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wan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o Tome and Princ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 Suda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6T11:29:23.722000000</dc:date>
    <meta:editing-duration>P1DT6H13M8S</meta:editing-duration>
    <meta:editing-cycles>72</meta:editing-cycles>
    <meta:generator>LibreOffice/7.3.4.2$Windows_X86_64 LibreOffice_project/728fec16bd5f605073805c3c9e7c4212a0120dc5</meta:generator>
    <meta:document-statistic meta:table-count="1" meta:cell-count="251" meta:object-count="0"/>
  </office:meta>
</office:document-meta>
</file>